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style:text-position="super 58%" fo:font-family="Impact" style:font-family-generic="swiss" style:font-pitch="variable" fo:font-size="60pt" fo:language="en" fo:country="GB" fo:text-shadow="1pt 1pt" style:font-size-asian="60pt" style:font-size-complex="60pt"/>
    </style:style>
    <style:style style:name="T3" style:family="text">
      <style:text-properties fo:font-size="22pt" fo:language="zxx" fo:country="none" fo:font-weight="bold" style:font-size-asian="22pt" style:font-weight-asian="bold" style:font-size-complex="22pt" style:font-weight-complex="bold"/>
    </style:style>
    <style:style style:name="T4" style:family="text">
      <style:text-properties fo:font-size="18pt" fo:language="zxx" fo:country="none" style:font-size-asian="18pt" style:font-size-complex="18pt"/>
    </style:style>
    <style:style style:name="T5" style:family="text">
      <style:text-properties fo:font-family="Impact" style:font-family-generic="swiss" style:font-pitch="variable" fo:font-size="40pt" fo:language="en" fo:country="GB" fo:text-shadow="1pt 1pt" style:font-size-asian="40pt" style:font-size-complex="40pt"/>
    </style:style>
    <style:style style:name="T6" style:family="text">
      <style:text-properties fo:font-family="Impact" style:font-family-generic="swiss" style:font-pitch="variable" fo:font-size="40pt" fo:language="en" fo:country="US" fo:text-shadow="1pt 1pt" style:font-size-asian="40pt" style:font-size-complex="40pt"/>
    </style:style>
    <style:style style:name="T7" style:family="text">
      <style:text-properties fo:font-family="Impact" style:font-family-generic="swiss" style:font-pitch="variable" fo:font-size="40pt" fo:text-shadow="1pt 1pt" style:font-size-asian="40pt" style:font-size-complex="40pt"/>
    </style:style>
    <style:style style:name="T8" style:family="text">
      <style:text-properties fo:font-size="22pt" fo:text-shadow="1pt 1pt" style:font-size-asian="22pt" style:font-size-complex="22pt"/>
    </style:style>
    <style:style style:name="T9" style:family="text">
      <style:text-properties fo:font-family="Impact" style:font-family-generic="swiss" style:font-pitch="variable" fo:font-size="20pt" fo:language="en" fo:country="GB" fo:text-shadow="1pt 1pt" style:font-size-asian="20pt" style:font-size-complex="20pt"/>
    </style:style>
    <style:style style:name="T10"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23.205cm" svg:height="2.779cm" svg:x="3.248cm" svg:y="2.785cm">
          <draw:text-box>
            <text:p><text:span text:style-name="T1">1</text:span><text:span text:style-name="T2">st</text:span><text:span text:style-name="T1"> place, kyu division</text:span></text:p>
          </draw:text-box>
        </draw:frame>
        <draw:frame draw:style-name="gr2" draw:text-style-name="P3" draw:layer="layout" svg:width="19.772cm" svg:height="2.541cm" svg:x="4.964cm" svg:y="6.2cm">
          <draw:text-box>
            <text:p text:style-name="P2"><text:span text:style-name="T3">University of Michigan 2010 United Way Tournament</text:span></text:p>
            <text:p text:style-name="P2"><text:span text:style-name="T4"/></text:p>
            <text:p text:style-name="P2"><text:span text:style-name="T4"/></text:p>
          </draw:text-box>
        </draw:frame>
        <draw:frame draw:style-name="gr3" draw:text-style-name="P4" draw:layer="layout" svg:width="19.59cm" svg:height="1.894cm" svg:x="5.055cm" svg:y="8.57cm">
          <draw:text-box>
            <text:p><text:span text:style-name="T5">___________________________</text:span></text:p>
          </draw:text-box>
        </draw:frame>
        <draw:frame draw:style-name="gr4" draw:text-style-name="P5" draw:layer="layout" svg:width="18.185cm" svg:height="1.894cm" svg:x="5.737cm" svg:y="10.64cm">
          <draw:text-box>
            <text:p><text:span text:style-name="T6">Distinguished</text:span><text:span text:style-name="T7"> P</text:span><text:span text:style-name="T6">articipant</text:span></text:p>
          </draw:text-box>
        </draw:frame>
        <draw:custom-shape draw:style-name="gr5" draw:text-style-name="P6" draw:layer="layout" svg:width="4cm" svg:height="4cm" svg:x="12.5cm" svg:y="15.1cm">
          <text:p text:style-name="P2"><text:span text:style-name="T8">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9">Awarded on</text:span></text:p>
          </draw:text-box>
        </draw:frame>
        <draw:frame draw:style-name="gr6" draw:text-style-name="P7" draw:layer="layout" svg:width="7.771cm" svg:height="1.072cm" svg:x="17.4cm" svg:y="17.1cm">
          <draw:text-box>
            <text:p><text:span text:style-name="T9">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10">In celebration of your dedication to the game of go as well as any </text:span></text:p>
            <text:p text:style-name="P2"><text:span text:style-name="T10">luck that aided you with this outstanding achievement.</text:span></text:p>
          </draw:text-box>
        </draw:frame>
        <draw:frame draw:style-name="gr2" draw:text-style-name="P8" draw:layer="layout" svg:width="0.502cm" svg:height="1.673cm" svg:x="7.1cm" svg:y="10cm">
          <draw:text-box>
            <text:p text:style-name="P2"><text:span text:style-name="T10"/></text:p>
            <text:p text:style-name="P2"><text:span text:style-name="T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3M27S</meta:editing-duration>
    <meta:editing-cycles>6</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38:33</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